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28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Media Ti</text:p>
          </table:table-cell>
          <table:table-cell table:style-name="ce1" table:formula="of:=AVERAGE([.A2:.A109])" office:value-type="float" office:value="25.0925925925926" calcext:value-type="float">
            <text:p>25,09259259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Media Ts</text:p>
          </table:table-cell>
          <table:table-cell table:formula="of:=AVERAGE([.B2:.B51])" office:value-type="float" office:value="94.06" calcext:value-type="float">
            <text:p>94,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Varianza Ti</text:p>
          </table:table-cell>
          <table:table-cell table:formula="of:=VAR([.A2:.A109])" office:value-type="float" office:value="360.49601938387" calcext:value-type="float">
            <text:p>360,49601938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Varianza Ts</text:p>
          </table:table-cell>
          <table:table-cell table:formula="of:=VAR([.B2:.B51])" office:value-type="float" office:value="1955.97591836735" calcext:value-type="float">
            <text:p>1955,97591836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Deviazione Ti</text:p>
          </table:table-cell>
          <table:table-cell table:formula="of:=STDEV([.A2:.A109])" office:value-type="float" office:value="18.986732720083" calcext:value-type="float">
            <text:p>18,98673272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eviazione Ts</text:p>
          </table:table-cell>
          <table:table-cell table:formula="of:=STDEV([.B2:.B51])" office:value-type="float" office:value="44.226416521886" calcext:value-type="float">
            <text:p>44,226416521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istribuzione stimata Ti=esponenziale con beta=2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ategorie</text:p>
          </table:table-cell>
          <table:table-cell office:value-type="string" calcext:value-type="string">
            <text:p>Intervall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req. Rel.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(Fi-fi)^2/F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-15</text:p>
          </table:table-cell>
          <table:table-cell table:formula="of:=COUNTIF([.A2:.A109];&quot;&lt;16&quot;)" office:value-type="float" office:value="42" calcext:value-type="float">
            <text:p>42</text:p>
          </table:table-cell>
          <table:table-cell table:formula="of:=(1-EXP(-15/25))" office:value-type="float" office:value="0.451188363905974" calcext:value-type="float">
            <text:p>0,4511883639</text:p>
          </table:table-cell>
          <table:table-cell table:formula="of:=PRODUCT([.G11];[.F16])" office:value-type="float" office:value="48.7283433018451" calcext:value-type="float">
            <text:p>48,7283433018</text:p>
          </table:table-cell>
          <table:table-cell table:formula="of:=POWER([.H11]-[.F11];2)/[.H11]" office:value-type="float" office:value="0.929040482806033" calcext:value-type="float">
            <text:p>0,9290404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-30</text:p>
          </table:table-cell>
          <table:table-cell table:formula="of:=COUNTIFS([.A2:.A109];&quot;&gt;15&quot;;[.A2:.A109];&quot;&lt;31&quot;)" office:value-type="float" office:value="34" calcext:value-type="float">
            <text:p>34</text:p>
          </table:table-cell>
          <table:table-cell table:formula="of:=(1-EXP(-30/25))-(1-EXP(-15/25))" office:value-type="float" office:value="0.247617424181824" calcext:value-type="float">
            <text:p>0,2476174242</text:p>
          </table:table-cell>
          <table:table-cell table:formula="of:=PRODUCT([.G12];[.F16])" office:value-type="float" office:value="26.742681811637" calcext:value-type="float">
            <text:p>26,7426818116</text:p>
          </table:table-cell>
          <table:table-cell table:formula="of:=POWER([.H12]-[.F12];2)/[.H12]" office:value-type="float" office:value="1.96946094105735" calcext:value-type="float">
            <text:p>1,9694609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-45</text:p>
          </table:table-cell>
          <table:table-cell table:formula="of:=COUNTIFS([.A2:.A109];&quot;&gt;30&quot;;[.A2:.A109];&quot;&lt;46&quot;)" office:value-type="float" office:value="18" calcext:value-type="float">
            <text:p>18</text:p>
          </table:table-cell>
          <table:table-cell table:formula="of:=(1-EXP(-45/25))-(1-EXP(-30/25))" office:value-type="float" office:value="0.135895323690616" calcext:value-type="float">
            <text:p>0,1358953237</text:p>
          </table:table-cell>
          <table:table-cell table:formula="of:=PRODUCT([.G13];[.F16])" office:value-type="float" office:value="14.6766949585865" calcext:value-type="float">
            <text:p>14,6766949586</text:p>
          </table:table-cell>
          <table:table-cell table:formula="of:=POWER([.H13]-[.F13];2)/[.H13]" office:value-type="float" office:value="0.752509773450258" calcext:value-type="float">
            <text:p>0,7525097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5-60</text:p>
          </table:table-cell>
          <table:table-cell table:formula="of:=COUNTIFS([.A2:.A109];&quot;&gt;45&quot;;[.A2:.A109];&quot;&lt;61&quot;)" office:value-type="float" office:value="7" calcext:value-type="float">
            <text:p>7</text:p>
          </table:table-cell>
          <table:table-cell table:formula="of:=(1-EXP(-60/25))-(1-EXP(-45/25))" office:value-type="float" office:value="0.0745809349321741" calcext:value-type="float">
            <text:p>0,0745809349</text:p>
          </table:table-cell>
          <table:table-cell table:formula="of:=PRODUCT([.G14];[.F16])" office:value-type="float" office:value="8.0547409726748" calcext:value-type="float">
            <text:p>8,0547409727</text:p>
          </table:table-cell>
          <table:table-cell table:formula="of:=POWER([.H14]-[.F14];2)/[.H14]" office:value-type="float" office:value="0.138114747974268" calcext:value-type="float">
            <text:p>0,138114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60 o più</text:p>
          </table:table-cell>
          <table:table-cell table:formula="of:=COUNTIF([.A2:.A109];&quot;&gt;60&quot;)" office:value-type="float" office:value="7" calcext:value-type="float">
            <text:p>7</text:p>
          </table:table-cell>
          <table:table-cell table:formula="of:=1-SUM([.G11:.G14])" office:value-type="float" office:value="0.0907179532894125" calcext:value-type="float">
            <text:p>0,0907179533</text:p>
          </table:table-cell>
          <table:table-cell table:formula="of:=PRODUCT([.G15];[.F16])" office:value-type="float" office:value="9.79753895525655" calcext:value-type="float">
            <text:p>9,7975389553</text:p>
          </table:table-cell>
          <table:table-cell table:formula="of:=POWER([.H15]-[.F15];2)/[.H15]" office:value-type="float" office:value="0.79879490573283" calcext:value-type="float">
            <text:p>0,79879490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otale</text:p>
          </table:table-cell>
          <table:table-cell/>
          <table:table-cell table:formula="of:=SUM([.F11:.F15])" office:value-type="float" office:value="108" calcext:value-type="float">
            <text:p>108</text:p>
          </table:table-cell>
          <table:table-cell table:formula="of:=SUM([.G11:.G15])" office:value-type="float" office:value="1" calcext:value-type="float">
            <text:p>1</text:p>
          </table:table-cell>
          <table:table-cell table:formula="of:=SUM([.H11:.H15])" office:value-type="float" office:value="108" calcext:value-type="float">
            <text:p>108</text:p>
          </table:table-cell>
          <table:table-cell table:formula="of:=SUM([.I11:.I15])" office:value-type="float" office:value="4.58792085102074" calcext:value-type="float">
            <text:p>4,5879208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f=5-1-1=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ercentili della X-quadro con 3 gradi di libertà: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10=0,58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90=6,2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Poiché V cade tra P10 e P90, la distribuzione è accettata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istribuzione stimata Ts=gaussiana con m=94 e sigma=4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ategorie</text:p>
          </table:table-cell>
          <table:table-cell office:value-type="string" calcext:value-type="string">
            <text:p>Intervall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req. Rel.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(Fi-fi)^2/F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-60</text:p>
          </table:table-cell>
          <table:table-cell table:formula="of:=COUNTIF([.B2:.B51];&quot;&lt;60&quot;)" office:value-type="float" office:value="11" calcext:value-type="float">
            <text:p>11</text:p>
          </table:table-cell>
          <table:table-cell table:style-name="ce2" table:formula="of:=(1-0.7794)-(1-0.9838)" office:value-type="float" office:value="0.2044" calcext:value-type="float">
            <text:p>0,2044</text:p>
          </table:table-cell>
          <table:table-cell table:formula="of:=PRODUCT([.G27];[.F31])" office:value-type="float" office:value="10.22" calcext:value-type="float">
            <text:p>10,22</text:p>
          </table:table-cell>
          <table:table-cell table:formula="of:=POWER([.H27]-[.F27];2)/[.H27]" office:value-type="float" office:value="0.0595303326810184" calcext:value-type="float">
            <text:p>0,059530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0-90</text:p>
          </table:table-cell>
          <table:table-cell table:formula="of:=COUNTIFS([.B2:.B51];&quot;&gt;60&quot;;[.B2:.B51];&quot;&lt;91&quot;)" office:value-type="float" office:value="15" calcext:value-type="float">
            <text:p>15</text:p>
          </table:table-cell>
          <table:table-cell table:formula="of:=(1-0.5359)-(1-0.7794)" office:value-type="float" office:value="0.2435" calcext:value-type="float">
            <text:p>0,2435</text:p>
          </table:table-cell>
          <table:table-cell table:formula="of:=PRODUCT([.G28];[.F31])" office:value-type="float" office:value="12.175" calcext:value-type="float">
            <text:p>12,175</text:p>
          </table:table-cell>
          <table:table-cell table:formula="of:=POWER([.H28]-[.F28];2)/[.H28]" office:value-type="float" office:value="0.655492813141682" calcext:value-type="float">
            <text:p>0,65549281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0-120</text:p>
          </table:table-cell>
          <table:table-cell table:formula="of:=COUNTIFS([.B2:.B51];&quot;&gt;90&quot;;[.B2:.B51];&quot;&lt;121&quot;)" office:value-type="float" office:value="12" calcext:value-type="float">
            <text:p>12</text:p>
          </table:table-cell>
          <table:table-cell table:formula="of:=0.7224-(1-0.5359)" office:value-type="float" office:value="0.2583" calcext:value-type="float">
            <text:p>0,2583</text:p>
          </table:table-cell>
          <table:table-cell table:formula="of:=PRODUCT([.G29];[.F31])" office:value-type="float" office:value="12.915" calcext:value-type="float">
            <text:p>12,915</text:p>
          </table:table-cell>
          <table:table-cell table:formula="of:=POWER([.H29]-[.F29];2)/[.H29]" office:value-type="float" office:value="0.064825783972126" calcext:value-type="float">
            <text:p>0,064825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20 o più</text:p>
          </table:table-cell>
          <table:table-cell table:style-name="ce1" table:formula="of:=COUNTIF([.B2:.B51];&quot;&gt;120&quot;)" office:value-type="float" office:value="12" calcext:value-type="float">
            <text:p>12</text:p>
          </table:table-cell>
          <table:table-cell table:formula="of:=1-0.7224" office:value-type="float" office:value="0.2776" calcext:value-type="float">
            <text:p>0,2776</text:p>
          </table:table-cell>
          <table:table-cell table:formula="of:=PRODUCT([.G30];[.F31])" office:value-type="float" office:value="13.88" calcext:value-type="float">
            <text:p>13,88</text:p>
          </table:table-cell>
          <table:table-cell table:formula="of:=POWER([.H30]-[.F30];2)/[.H30]" office:value-type="float" office:value="0.254639769452449" calcext:value-type="float">
            <text:p>0,2546397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Totale</text:p>
          </table:table-cell>
          <table:table-cell/>
          <table:table-cell table:formula="of:=SUM([.F27:.F30])" office:value-type="float" office:value="50" calcext:value-type="float">
            <text:p>50</text:p>
          </table:table-cell>
          <table:table-cell table:formula="of:=SUM([.G27:.G30])" office:value-type="float" office:value="0.9838" calcext:value-type="float">
            <text:p>0,9838</text:p>
          </table:table-cell>
          <table:table-cell table:formula="of:=SUM([.H27:.H30])" office:value-type="float" office:value="49.19" calcext:value-type="float">
            <text:p>49,19</text:p>
          </table:table-cell>
          <table:table-cell table:formula="of:=SUM([.I27:.I30])" office:value-type="float" office:value="1.03448869924728" calcext:value-type="float">
            <text:p>1,03448869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f=4-1-2=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ercentili della X-quadro con 1 grado di libertà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10=0,015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90=2,7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oiché V cade tra P10 e P90, la distribuzione è accetta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2:20:06.1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4:44:45.453000000</meta:creation-date>
    <dc:date>2016-01-24T14:00:00.400000000</dc:date>
    <meta:editing-duration>PT1H17M37S</meta:editing-duration>
    <meta:editing-cycles>11</meta:editing-cycles>
    <meta:generator>LibreOffice/5.0.3.2$Windows_x86 LibreOffice_project/e5f16313668ac592c1bfb310f4390624e3dbfb75</meta:generator>
    <meta:document-statistic meta:table-count="1" meta:cell-count="260" meta:object-count="0"/>
  </office:meta>
</office:document-meta>
</file>